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264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am cache</text:p>
          </table:table-cell>
          <table:table-cell office:value-type="string">
            <text:p>associatividade</text:p>
          </table:table-cell>
          <table:table-cell table:number-columns-repeated="2"/>
          <table:table-cell office:value-type="string">
            <text:p>Tabela</text:p>
          </table:table-cell>
          <table:table-cell/>
        </table:table-row>
        <table:table-row table:style-name="ro2">
          <table:table-cell office:value-type="float" office:value="16000">
            <text:p>16000</text:p>
          </table:table-cell>
          <table:table-cell table:formula="of:=[.A2]/32" office:value-type="float" office:value="500">
            <text:p>500</text:p>
          </table:table-cell>
          <table:table-cell table:number-columns-repeated="2"/>
          <table:table-cell office:value-type="float" office:value="32">
            <text:p>32</text:p>
          </table:table-cell>
          <table:table-cell table:formula="of:=[.E2]/32" office:value-type="float" office:value="1">
            <text:p>1</text:p>
          </table:table-cell>
        </table:table-row>
        <table:table-row table:style-name="ro2">
          <table:table-cell table:number-columns-repeated="4"/>
          <table:table-cell table:formula="of:=[.E2]*2" office:value-type="float" office:value="64">
            <text:p>64</text:p>
          </table:table-cell>
          <table:table-cell table:formula="of:=[.E3]/32" office:value-type="float" office:value="2">
            <text:p>2</text:p>
          </table:table-cell>
        </table:table-row>
        <table:table-row table:style-name="ro2">
          <table:table-cell table:number-columns-repeated="4"/>
          <table:table-cell table:formula="of:=[.E3]*2" office:value-type="float" office:value="128">
            <text:p>128</text:p>
          </table:table-cell>
          <table:table-cell table:formula="of:=[.E4]/32" office:value-type="float" office:value="4">
            <text:p>4</text:p>
          </table:table-cell>
        </table:table-row>
        <table:table-row table:style-name="ro2">
          <table:table-cell table:number-columns-repeated="4"/>
          <table:table-cell table:formula="of:=[.E4]*2" office:value-type="float" office:value="256">
            <text:p>256</text:p>
          </table:table-cell>
          <table:table-cell table:formula="of:=[.E5]/32" office:value-type="float" office:value="8">
            <text:p>8</text:p>
          </table:table-cell>
        </table:table-row>
        <table:table-row table:style-name="ro2">
          <table:table-cell table:number-columns-repeated="4"/>
          <table:table-cell table:formula="of:=[.E5]*2" office:value-type="float" office:value="512">
            <text:p>512</text:p>
          </table:table-cell>
          <table:table-cell table:formula="of:=[.E6]/32" office:value-type="float" office:value="16">
            <text:p>16</text:p>
          </table:table-cell>
        </table:table-row>
        <table:table-row table:style-name="ro2">
          <table:table-cell table:number-columns-repeated="4"/>
          <table:table-cell table:formula="of:=[.E6]*2" office:value-type="float" office:value="1024">
            <text:p>1024</text:p>
          </table:table-cell>
          <table:table-cell table:formula="of:=[.E7]/32" office:value-type="float" office:value="32">
            <text:p>32</text:p>
          </table:table-cell>
        </table:table-row>
        <table:table-row table:style-name="ro2">
          <table:table-cell table:number-columns-repeated="4"/>
          <table:table-cell table:formula="of:=[.E7]*2" office:value-type="float" office:value="2048">
            <text:p>2048</text:p>
          </table:table-cell>
          <table:table-cell table:formula="of:=[.E8]/32" office:value-type="float" office:value="64">
            <text:p>64</text:p>
          </table:table-cell>
        </table:table-row>
        <table:table-row table:style-name="ro2">
          <table:table-cell table:number-columns-repeated="4"/>
          <table:table-cell table:formula="of:=[.E8]*2" office:value-type="float" office:value="4096">
            <text:p>4096</text:p>
          </table:table-cell>
          <table:table-cell table:formula="of:=[.E9]/32" office:value-type="float" office:value="128">
            <text:p>128</text:p>
          </table:table-cell>
        </table:table-row>
        <table:table-row table:style-name="ro2">
          <table:table-cell table:number-columns-repeated="4"/>
          <table:table-cell table:formula="of:=[.E9]*2" office:value-type="float" office:value="8192">
            <text:p>8192</text:p>
          </table:table-cell>
          <table:table-cell table:formula="of:=[.E10]/32" office:value-type="float" office:value="256">
            <text:p>256</text:p>
          </table:table-cell>
        </table:table-row>
        <table:table-row table:style-name="ro2">
          <table:table-cell table:number-columns-repeated="3"/>
          <table:table-cell office:value-type="string">
            <text:p>16k</text:p>
          </table:table-cell>
          <table:table-cell table:formula="of:=[.E10]*2" office:value-type="float" office:value="16384">
            <text:p>16384</text:p>
          </table:table-cell>
          <table:table-cell table:formula="of:=[.E11]/32" office:value-type="float" office:value="512">
            <text:p>512</text:p>
          </table:table-cell>
        </table:table-row>
        <table:table-row table:style-name="ro2">
          <table:table-cell table:number-columns-repeated="3"/>
          <table:table-cell office:value-type="string">
            <text:p>32k</text:p>
          </table:table-cell>
          <table:table-cell table:formula="of:=[.E11]*2" office:value-type="float" office:value="32768">
            <text:p>32768</text:p>
          </table:table-cell>
          <table:table-cell table:formula="of:=[.E12]/32" office:value-type="float" office:value="1024">
            <text:p>1024</text:p>
          </table:table-cell>
        </table:table-row>
        <table:table-row table:style-name="ro2">
          <table:table-cell table:number-columns-repeated="3"/>
          <table:table-cell office:value-type="string">
            <text:p>64k</text:p>
          </table:table-cell>
          <table:table-cell table:formula="of:=[.E12]*2" office:value-type="float" office:value="65536">
            <text:p>65536</text:p>
          </table:table-cell>
          <table:table-cell table:formula="of:=[.E13]/32" office:value-type="float" office:value="2048">
            <text:p>2048</text:p>
          </table:table-cell>
        </table:table-row>
        <table:table-row table:style-name="ro2">
          <table:table-cell table:number-columns-repeated="3"/>
          <table:table-cell office:value-type="string">
            <text:p>128k</text:p>
          </table:table-cell>
          <table:table-cell table:formula="of:=[.E13]*2" office:value-type="float" office:value="131072">
            <text:p>131072</text:p>
          </table:table-cell>
          <table:table-cell table:formula="of:=[.E14]/32" office:value-type="float" office:value="4096">
            <text:p>4096</text:p>
          </table:table-cell>
        </table:table-row>
        <table:table-row table:style-name="ro2">
          <table:table-cell table:number-columns-repeated="3"/>
          <table:table-cell office:value-type="string">
            <text:p>256k</text:p>
          </table:table-cell>
          <table:table-cell table:formula="of:=[.E14]*2" office:value-type="float" office:value="262144">
            <text:p>262144</text:p>
          </table:table-cell>
          <table:table-cell table:formula="of:=[.E15]/32" office:value-type="float" office:value="8192">
            <text:p>8192</text:p>
          </table:table-cell>
        </table:table-row>
        <table:table-row table:style-name="ro2">
          <table:table-cell table:number-columns-repeated="3"/>
          <table:table-cell office:value-type="string">
            <text:p>512k</text:p>
          </table:table-cell>
          <table:table-cell table:formula="of:=[.E15]*2" office:value-type="float" office:value="524288">
            <text:p>524288</text:p>
          </table:table-cell>
          <table:table-cell table:formula="of:=[.E16]/32" office:value-type="float" office:value="16384">
            <text:p>16384</text:p>
          </table:table-cell>
        </table:table-row>
        <table:table-row table:style-name="ro2">
          <table:table-cell table:number-columns-repeated="3"/>
          <table:table-cell office:value-type="string">
            <text:p>1M</text:p>
          </table:table-cell>
          <table:table-cell table:formula="of:=[.E16]*2" office:value-type="float" office:value="1048576">
            <text:p>1048576</text:p>
          </table:table-cell>
          <table:table-cell table:formula="of:=[.E17]/32" office:value-type="float" office:value="32768">
            <text:p>32768</text:p>
          </table:table-cell>
        </table:table-row>
        <table:table-row table:style-name="ro2">
          <table:table-cell table:number-columns-repeated="3"/>
          <table:table-cell office:value-type="string">
            <text:p>2M</text:p>
          </table:table-cell>
          <table:table-cell table:formula="of:=[.E17]*2" office:value-type="float" office:value="2097152">
            <text:p>2097152</text:p>
          </table:table-cell>
          <table:table-cell table:formula="of:=[.E18]/32" office:value-type="float" office:value="65536">
            <text:p>65536</text:p>
          </table:table-cell>
        </table:table-row>
        <table:table-row table:style-name="ro2">
          <table:table-cell table:number-columns-repeated="3"/>
          <table:table-cell office:value-type="string">
            <text:p>4M</text:p>
          </table:table-cell>
          <table:table-cell table:formula="of:=[.E18]*2" office:value-type="float" office:value="4194304">
            <text:p>4194304</text:p>
          </table:table-cell>
          <table:table-cell table:formula="of:=[.E19]/32" office:value-type="float" office:value="131072">
            <text:p>131072</text:p>
          </table:table-cell>
        </table:table-row>
        <table:table-row table:style-name="ro2">
          <table:table-cell table:number-columns-repeated="3"/>
          <table:table-cell office:value-type="string">
            <text:p>8M</text:p>
          </table:table-cell>
          <table:table-cell table:formula="of:=[.E19]*2" office:value-type="float" office:value="8388608">
            <text:p>8388608</text:p>
          </table:table-cell>
          <table:table-cell table:formula="of:=[.E20]/32" office:value-type="float" office:value="262144">
            <text:p>262144</text:p>
          </table:table-cell>
        </table:table-row>
      </table:table>
      <table:table table:name="grafico politicas" table:style-name="ta1" table:print="false">
        <table:shapes>
          <draw:frame draw:z-index="0" draw:style-name="gr1" svg:width="6.2736in" svg:height="3.2965in" svg:x="3.7055in" svg:y="3.1811in">
            <draw:object draw:notify-on-update-of-ranges="'grafico politicas'.B2:'grafico politicas'.B11 'grafico politicas'.A17:'grafico politicas'.A17 'grafico politicas'.C14:'grafico politicas'.C23 'grafico politicas'.A65:'grafico politicas'.A65 'grafico politicas'.C62:'grafico politicas'.C71 'grafico politicas'.A5:'grafico politicas'.A5 'grafico politicas'.C2:'grafico politicas'.C11 'grafico politicas'.A53:'grafico politicas'.A53 'grafico politicas'.C50:'grafico politicas'.C59 'grafico politicas'.A77:'grafico politicas'.A77 'grafico politicas'.C74:'grafico politicas'.C83 'grafico politicas'.A89:'grafico politicas'.A89 'grafico politicas'.C86:'grafico politicas'.C9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Tamnho cahce</text:p>
          </table:table-cell>
          <table:table-cell office:value-type="string">
            <text:p>Associatividade</text:p>
          </table:table-cell>
          <table:table-cell office:value-type="string">
            <text:p>Miss rate</text:p>
          </table:table-cell>
        </table:table-row>
        <table:table-row table:style-name="ro2">
          <table:table-cell office:value-type="string">
            <text:p>16k</text:p>
          </table:table-cell>
          <table:table-cell office:value-type="float" office:value="1">
            <text:p>1</text:p>
          </table:table-cell>
          <table:table-cell office:value-type="float" office:value="0.0605">
            <text:p>0.0605</text:p>
          </table:table-cell>
        </table:table-row>
        <table:table-row table:style-name="ro2">
          <table:table-cell office:value-type="string">
            <text:p>tamanho bloco 32</text:p>
          </table:table-cell>
          <table:table-cell office:value-type="float" office:value="2">
            <text:p>2</text:p>
          </table:table-cell>
          <table:table-cell office:value-type="float" office:value="0.0493">
            <text:p>0.0493</text:p>
          </table:table-cell>
        </table:table-row>
        <table:table-row table:style-name="ro2">
          <table:table-cell office:value-type="string">
            <text:p>Polica replacement</text:p>
          </table:table-cell>
          <table:table-cell office:value-type="float" office:value="4">
            <text:p>4</text:p>
          </table:table-cell>
          <table:table-cell office:value-type="float" office:value="0.0475">
            <text:p>0.0475</text:p>
          </table:table-cell>
        </table:table-row>
        <table:table-row table:style-name="ro1">
          <table:table-cell office:value-type="string">
            <text:p>LRU write-back write-alloc</text:p>
          </table:table-cell>
          <table:table-cell office:value-type="float" office:value="8">
            <text:p>8</text:p>
          </table:table-cell>
          <table:table-cell office:value-type="float" office:value="0.0462">
            <text:p>0.0462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0.0463">
            <text:p>0.0463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0.0462">
            <text:p>0.0462</text:p>
          </table:table-cell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0.0463">
            <text:p>0.0463</text:p>
          </table:table-cell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0.0464">
            <text:p>0.0464</text:p>
          </table:table-cell>
        </table:table-row>
        <table:table-row table:style-name="ro2">
          <table:table-cell/>
          <table:table-cell office:value-type="float" office:value="256">
            <text:p>256</text:p>
          </table:table-cell>
          <table:table-cell office:value-type="float" office:value="0.0454">
            <text:p>0.0454</text:p>
          </table:table-cell>
        </table:table-row>
        <table:table-row table:style-name="ro2">
          <table:table-cell/>
          <table:table-cell office:value-type="float" office:value="512">
            <text:p>512</text:p>
          </table:table-cell>
          <table:table-cell office:value-type="float" office:value="0.045">
            <text:p>0.045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Tamnho cahce</text:p>
          </table:table-cell>
          <table:table-cell office:value-type="string">
            <text:p>Associatividade</text:p>
          </table:table-cell>
          <table:table-cell office:value-type="string">
            <text:p>Miss rate</text:p>
          </table:table-cell>
        </table:table-row>
        <table:table-row table:style-name="ro2">
          <table:table-cell office:value-type="string">
            <text:p>16k</text:p>
          </table:table-cell>
          <table:table-cell office:value-type="float" office:value="1">
            <text:p>1</text:p>
          </table:table-cell>
          <table:table-cell office:value-type="float" office:value="0.0652">
            <text:p>0.0652</text:p>
          </table:table-cell>
        </table:table-row>
        <table:table-row table:style-name="ro2">
          <table:table-cell office:value-type="string">
            <text:p>tamanho bloco 32</text:p>
          </table:table-cell>
          <table:table-cell office:value-type="float" office:value="2">
            <text:p>2</text:p>
          </table:table-cell>
          <table:table-cell office:value-type="float" office:value="0.059">
            <text:p>0.059</text:p>
          </table:table-cell>
        </table:table-row>
        <table:table-row table:style-name="ro2">
          <table:table-cell office:value-type="string">
            <text:p>Polica replacement</text:p>
          </table:table-cell>
          <table:table-cell office:value-type="float" office:value="4">
            <text:p>4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string">
            <text:p>FIFO Write-back write-alloc</text:p>
          </table:table-cell>
          <table:table-cell office:value-type="float" office:value="8">
            <text:p>8</text:p>
          </table:table-cell>
          <table:table-cell office:value-type="float" office:value="0.0603">
            <text:p>0.0603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0.0611">
            <text:p>0.0611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0.063">
            <text:p>0.063</text:p>
          </table:table-cell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0.0628">
            <text:p>0.0628</text:p>
          </table:table-cell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0.0628">
            <text:p>0.0628</text:p>
          </table:table-cell>
        </table:table-row>
        <table:table-row table:style-name="ro2">
          <table:table-cell/>
          <table:table-cell office:value-type="float" office:value="256">
            <text:p>256</text:p>
          </table:table-cell>
          <table:table-cell office:value-type="float" office:value="0.0615">
            <text:p>0.0615</text:p>
          </table:table-cell>
        </table:table-row>
        <table:table-row table:style-name="ro2">
          <table:table-cell/>
          <table:table-cell office:value-type="float" office:value="512">
            <text:p>512</text:p>
          </table:table-cell>
          <table:table-cell office:value-type="float" office:value="0.0618">
            <text:p>0.0618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Tamnho cahce</text:p>
          </table:table-cell>
          <table:table-cell office:value-type="string">
            <text:p>Associatividade</text:p>
          </table:table-cell>
          <table:table-cell office:value-type="string">
            <text:p>Miss rate</text:p>
          </table:table-cell>
        </table:table-row>
        <table:table-row table:style-name="ro2">
          <table:table-cell office:value-type="string">
            <text:p>16k</text:p>
          </table:table-cell>
          <table:table-cell office:value-type="float" office:value="1">
            <text:p>1</text:p>
          </table:table-cell>
          <table:table-cell table:formula="of:=[.B39]+[.C39]" office:value-type="float" office:value="0.1882">
            <text:p>0.1882</text:p>
          </table:table-cell>
        </table:table-row>
        <table:table-row table:style-name="ro2">
          <table:table-cell office:value-type="string">
            <text:p>tamanho bloco 32</text:p>
          </table:table-cell>
          <table:table-cell office:value-type="float" office:value="2">
            <text:p>2</text:p>
          </table:table-cell>
          <table:table-cell table:formula="of:=[.B40]+[.C40]" office:value-type="float" office:value="0.1757">
            <text:p>0.1757</text:p>
          </table:table-cell>
        </table:table-row>
        <table:table-row table:style-name="ro2">
          <table:table-cell office:value-type="string">
            <text:p>Polica replacement</text:p>
          </table:table-cell>
          <table:table-cell office:value-type="float" office:value="4">
            <text:p>4</text:p>
          </table:table-cell>
          <table:table-cell table:formula="of:=[.B41]+[.C41]" office:value-type="float" office:value="0.1692">
            <text:p>0.1692</text:p>
          </table:table-cell>
        </table:table-row>
        <table:table-row table:style-name="ro1">
          <table:table-cell office:value-type="string">
            <text:p>LRU Write-Back write-alloc</text:p>
          </table:table-cell>
          <table:table-cell office:value-type="float" office:value="8">
            <text:p>8</text:p>
          </table:table-cell>
          <table:table-cell table:formula="of:=[.B42]+[.C42]" office:value-type="float" office:value="0.1707">
            <text:p>0.1707</text:p>
          </table:table-cell>
        </table:table-row>
        <table:table-row table:style-name="ro2">
          <table:table-cell office:value-type="string">
            <text:p>Cache de dados e instrucao</text:p>
          </table:table-cell>
          <table:table-cell office:value-type="float" office:value="16">
            <text:p>16</text:p>
          </table:table-cell>
          <table:table-cell table:formula="of:=[.C43]+[.B43]" office:value-type="float" office:value="0.1689">
            <text:p>0.1689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table:formula="of:=[.C44]+[.B44]" office:value-type="float" office:value="0.1682">
            <text:p>0.1682</text:p>
          </table:table-cell>
        </table:table-row>
        <table:table-row table:style-name="ro2">
          <table:table-cell/>
          <table:table-cell office:value-type="float" office:value="64">
            <text:p>64</text:p>
          </table:table-cell>
          <table:table-cell table:formula="of:=[.C45]+[.B45]" office:value-type="float" office:value="0.1684">
            <text:p>0.1684</text:p>
          </table:table-cell>
        </table:table-row>
        <table:table-row table:style-name="ro2">
          <table:table-cell/>
          <table:table-cell office:value-type="float" office:value="128">
            <text:p>128</text:p>
          </table:table-cell>
          <table:table-cell table:formula="of:=[.C46]+[.B46]" office:value-type="float" office:value="0.1637">
            <text:p>0.1637</text:p>
          </table:table-cell>
        </table:table-row>
        <table:table-row table:style-name="ro2">
          <table:table-cell/>
          <table:table-cell office:value-type="float" office:value="256">
            <text:p>256</text:p>
          </table:table-cell>
          <table:table-cell table:formula="of:=[.C47]+[.B47]" office:value-type="float" office:value="0.1632">
            <text:p>0.1632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2">
          <table:table-cell/>
          <table:table-cell office:value-type="string">
            <text:p>ins</text:p>
          </table:table-cell>
          <table:table-cell office:value-type="string">
            <text:p>dat</text:p>
          </table:table-cell>
        </table:table-row>
        <table:table-row table:style-name="ro2">
          <table:table-cell/>
          <table:table-cell office:value-type="float" office:value="0.0224">
            <text:p>0.0224</text:p>
          </table:table-cell>
          <table:table-cell office:value-type="float" office:value="0.1658">
            <text:p>0.1658</text:p>
          </table:table-cell>
        </table:table-row>
        <table:table-row table:style-name="ro2">
          <table:table-cell/>
          <table:table-cell office:value-type="float" office:value="0.0225">
            <text:p>0.0225</text:p>
          </table:table-cell>
          <table:table-cell office:value-type="float" office:value="0.1532">
            <text:p>0.1532</text:p>
          </table:table-cell>
        </table:table-row>
        <table:table-row table:style-name="ro2">
          <table:table-cell/>
          <table:table-cell office:value-type="float" office:value="0.0225">
            <text:p>0.0225</text:p>
          </table:table-cell>
          <table:table-cell office:value-type="float" office:value="0.1467">
            <text:p>0.1467</text:p>
          </table:table-cell>
        </table:table-row>
        <table:table-row table:style-name="ro2">
          <table:table-cell/>
          <table:table-cell office:value-type="float" office:value="0.0225">
            <text:p>0.0225</text:p>
          </table:table-cell>
          <table:table-cell office:value-type="float" office:value="0.1482">
            <text:p>0.1482</text:p>
          </table:table-cell>
        </table:table-row>
        <table:table-row table:style-name="ro2">
          <table:table-cell/>
          <table:table-cell office:value-type="float" office:value="0.0225">
            <text:p>0.0225</text:p>
          </table:table-cell>
          <table:table-cell office:value-type="float" office:value="0.1464">
            <text:p>0.1464</text:p>
          </table:table-cell>
        </table:table-row>
        <table:table-row table:style-name="ro2">
          <table:table-cell/>
          <table:table-cell office:value-type="float" office:value="0.0225">
            <text:p>0.0225</text:p>
          </table:table-cell>
          <table:table-cell office:value-type="float" office:value="0.1457">
            <text:p>0.1457</text:p>
          </table:table-cell>
        </table:table-row>
        <table:table-row table:style-name="ro2">
          <table:table-cell/>
          <table:table-cell office:value-type="float" office:value="0.0225">
            <text:p>0.0225</text:p>
          </table:table-cell>
          <table:table-cell office:value-type="float" office:value="0.1459">
            <text:p>0.1459</text:p>
          </table:table-cell>
        </table:table-row>
        <table:table-row table:style-name="ro2">
          <table:table-cell/>
          <table:table-cell office:value-type="float" office:value="0.0225">
            <text:p>0.0225</text:p>
          </table:table-cell>
          <table:table-cell office:value-type="float" office:value="0.1412">
            <text:p>0.1412</text:p>
          </table:table-cell>
        </table:table-row>
        <table:table-row table:style-name="ro2">
          <table:table-cell/>
          <table:table-cell office:value-type="float" office:value="0.0225">
            <text:p>0.0225</text:p>
          </table:table-cell>
          <table:table-cell office:value-type="float" office:value="0.1407">
            <text:p>0.1407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Tamnho cahce</text:p>
          </table:table-cell>
          <table:table-cell office:value-type="string">
            <text:p>Associatividade</text:p>
          </table:table-cell>
          <table:table-cell/>
        </table:table-row>
        <table:table-row table:style-name="ro2">
          <table:table-cell office:value-type="string">
            <text:p>16k</text:p>
          </table:table-cell>
          <table:table-cell office:value-type="float" office:value="1">
            <text:p>1</text:p>
          </table:table-cell>
          <table:table-cell office:value-type="float" office:value="0.0652">
            <text:p>0.0652</text:p>
          </table:table-cell>
        </table:table-row>
        <table:table-row table:style-name="ro2">
          <table:table-cell office:value-type="string">
            <text:p>tamanho bloco 32</text:p>
          </table:table-cell>
          <table:table-cell office:value-type="float" office:value="2">
            <text:p>2</text:p>
          </table:table-cell>
          <table:table-cell office:value-type="float" office:value="0.0542">
            <text:p>0.0542</text:p>
          </table:table-cell>
        </table:table-row>
        <table:table-row table:style-name="ro2">
          <table:table-cell office:value-type="string">
            <text:p>Polica replacement</text:p>
          </table:table-cell>
          <table:table-cell office:value-type="float" office:value="4">
            <text:p>4</text:p>
          </table:table-cell>
          <table:table-cell office:value-type="float" office:value="0.0542">
            <text:p>0.0542</text:p>
          </table:table-cell>
        </table:table-row>
        <table:table-row table:style-name="ro1">
          <table:table-cell office:value-type="string">
            <text:p>LRU Write-thorugh write-alloc</text:p>
          </table:table-cell>
          <table:table-cell office:value-type="float" office:value="8">
            <text:p>8</text:p>
          </table:table-cell>
          <table:table-cell office:value-type="float" office:value="0.0545">
            <text:p>0.0545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0.0556">
            <text:p>0.0556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0.056">
            <text:p>0.056</text:p>
          </table:table-cell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0.056">
            <text:p>0.056</text:p>
          </table:table-cell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0.056">
            <text:p>0.056</text:p>
          </table:table-cell>
        </table:table-row>
        <table:table-row table:style-name="ro2">
          <table:table-cell/>
          <table:table-cell office:value-type="float" office:value="256">
            <text:p>256</text:p>
          </table:table-cell>
          <table:table-cell office:value-type="float" office:value="0.0547">
            <text:p>0.0547</text:p>
          </table:table-cell>
        </table:table-row>
        <table:table-row table:style-name="ro2">
          <table:table-cell/>
          <table:table-cell office:value-type="float" office:value="512">
            <text:p>512</text:p>
          </table:table-cell>
          <table:table-cell office:value-type="float" office:value="0.0547">
            <text:p>0.0547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Tamnho cache</text:p>
          </table:table-cell>
          <table:table-cell office:value-type="string">
            <text:p>Associatividade</text:p>
          </table:table-cell>
          <table:table-cell/>
        </table:table-row>
        <table:table-row table:style-name="ro2">
          <table:table-cell office:value-type="string">
            <text:p>16k</text:p>
          </table:table-cell>
          <table:table-cell office:value-type="float" office:value="1">
            <text:p>1</text:p>
          </table:table-cell>
          <table:table-cell office:value-type="float" office:value="0.0652">
            <text:p>0.0652</text:p>
          </table:table-cell>
        </table:table-row>
        <table:table-row table:style-name="ro2">
          <table:table-cell office:value-type="string">
            <text:p>tamanho bloco 32</text:p>
          </table:table-cell>
          <table:table-cell office:value-type="float" office:value="2">
            <text:p>2</text:p>
          </table:table-cell>
          <table:table-cell office:value-type="float" office:value="0.0614">
            <text:p>0.0614</text:p>
          </table:table-cell>
        </table:table-row>
        <table:table-row table:style-name="ro2">
          <table:table-cell office:value-type="string">
            <text:p>Polica replacement</text:p>
          </table:table-cell>
          <table:table-cell office:value-type="float" office:value="4">
            <text:p>4</text:p>
          </table:table-cell>
          <table:table-cell office:value-type="float" office:value="0.0604">
            <text:p>0.0604</text:p>
          </table:table-cell>
        </table:table-row>
        <table:table-row table:style-name="ro1">
          <table:table-cell office:value-type="string">
            <text:p>Random Write-Back write-alloc</text:p>
          </table:table-cell>
          <table:table-cell office:value-type="float" office:value="8">
            <text:p>8</text:p>
          </table:table-cell>
          <table:table-cell office:value-type="float" office:value="0.0608">
            <text:p>0.0608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0.0615">
            <text:p>0.0615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0.062">
            <text:p>0.062</text:p>
          </table:table-cell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0.0619">
            <text:p>0.0619</text:p>
          </table:table-cell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0.0621">
            <text:p>0.0621</text:p>
          </table:table-cell>
        </table:table-row>
        <table:table-row table:style-name="ro2">
          <table:table-cell/>
          <table:table-cell office:value-type="float" office:value="256">
            <text:p>256</text:p>
          </table:table-cell>
          <table:table-cell office:value-type="float" office:value="0.0617">
            <text:p>0.0617</text:p>
          </table:table-cell>
        </table:table-row>
        <table:table-row table:style-name="ro2">
          <table:table-cell/>
          <table:table-cell office:value-type="float" office:value="512">
            <text:p>512</text:p>
          </table:table-cell>
          <table:table-cell office:value-type="float" office:value="0.0617">
            <text:p>0.0617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Tamnho cache</text:p>
          </table:table-cell>
          <table:table-cell office:value-type="string">
            <text:p>Associatividade</text:p>
          </table:table-cell>
          <table:table-cell/>
        </table:table-row>
        <table:table-row table:style-name="ro2">
          <table:table-cell office:value-type="string">
            <text:p>16k</text:p>
          </table:table-cell>
          <table:table-cell office:value-type="float" office:value="1">
            <text:p>1</text:p>
          </table:table-cell>
          <table:table-cell office:value-type="float" office:value="0.0898">
            <text:p>0.0898</text:p>
          </table:table-cell>
        </table:table-row>
        <table:table-row table:style-name="ro2">
          <table:table-cell office:value-type="string">
            <text:p>tamanho bloco 32</text:p>
          </table:table-cell>
          <table:table-cell office:value-type="float" office:value="2">
            <text:p>2</text:p>
          </table:table-cell>
          <table:table-cell office:value-type="float" office:value="0.0805">
            <text:p>0.0805</text:p>
          </table:table-cell>
        </table:table-row>
        <table:table-row table:style-name="ro1">
          <table:table-cell office:value-type="string">
            <text:p>Polica replacement</text:p>
          </table:table-cell>
          <table:table-cell office:value-type="float" office:value="4">
            <text:p>4</text:p>
          </table:table-cell>
          <table:table-cell office:value-type="float" office:value="0.0805">
            <text:p>0.0805</text:p>
          </table:table-cell>
        </table:table-row>
        <table:table-row table:style-name="ro1">
          <table:table-cell office:value-type="string">
            <text:p>LRU Write-Back no write-alloc</text:p>
          </table:table-cell>
          <table:table-cell office:value-type="float" office:value="8">
            <text:p>8</text:p>
          </table:table-cell>
          <table:table-cell office:value-type="float" office:value="0.0796">
            <text:p>0.0796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0.0808">
            <text:p>0.0808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0.0811">
            <text:p>0.0811</text:p>
          </table:table-cell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0.0812">
            <text:p>0.0812</text:p>
          </table:table-cell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0.0812">
            <text:p>0.0812</text:p>
          </table:table-cell>
        </table:table-row>
        <table:table-row table:style-name="ro2">
          <table:table-cell/>
          <table:table-cell office:value-type="float" office:value="256">
            <text:p>256</text:p>
          </table:table-cell>
          <table:table-cell office:value-type="float" office:value="0.0801">
            <text:p>0.0801</text:p>
          </table:table-cell>
        </table:table-row>
        <table:table-row table:style-name="ro2">
          <table:table-cell/>
          <table:table-cell office:value-type="float" office:value="512">
            <text:p>512</text:p>
          </table:table-cell>
          <table:table-cell office:value-type="float" office:value="0.0801">
            <text:p>0.0801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Tamnho cache</text:p>
          </table:table-cell>
          <table:table-cell office:value-type="string">
            <text:p>Associatividade</text:p>
          </table:table-cell>
          <table:table-cell/>
        </table:table-row>
        <table:table-row table:style-name="ro2">
          <table:table-cell office:value-type="string">
            <text:p>16k</text:p>
          </table:table-cell>
          <table:table-cell office:value-type="float" office:value="1">
            <text:p>1</text:p>
          </table:table-cell>
          <table:table-cell office:value-type="float" office:value="0.0898">
            <text:p>0.0898</text:p>
          </table:table-cell>
        </table:table-row>
        <table:table-row table:style-name="ro2">
          <table:table-cell office:value-type="string">
            <text:p>tamanho bloco 32</text:p>
          </table:table-cell>
          <table:table-cell office:value-type="float" office:value="2">
            <text:p>2</text:p>
          </table:table-cell>
          <table:table-cell office:value-type="float" office:value="0.0805">
            <text:p>0.0805</text:p>
          </table:table-cell>
        </table:table-row>
        <table:table-row table:style-name="ro1">
          <table:table-cell office:value-type="string">
            <text:p>Polica replacement</text:p>
          </table:table-cell>
          <table:table-cell office:value-type="float" office:value="4">
            <text:p>4</text:p>
          </table:table-cell>
          <table:table-cell office:value-type="float" office:value="0.0805">
            <text:p>0.0805</text:p>
          </table:table-cell>
        </table:table-row>
        <table:table-row table:style-name="ro1">
          <table:table-cell office:value-type="string">
            <text:p>LRU Write-through no write-alloc</text:p>
          </table:table-cell>
          <table:table-cell office:value-type="float" office:value="8">
            <text:p>8</text:p>
          </table:table-cell>
          <table:table-cell office:value-type="float" office:value="0.0796">
            <text:p>0.0796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0.0808">
            <text:p>0.0808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0.0811">
            <text:p>0.0811</text:p>
          </table:table-cell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0.0812">
            <text:p>0.0812</text:p>
          </table:table-cell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0.0812">
            <text:p>0.0812</text:p>
          </table:table-cell>
        </table:table-row>
        <table:table-row table:style-name="ro2">
          <table:table-cell/>
          <table:table-cell office:value-type="float" office:value="256">
            <text:p>256</text:p>
          </table:table-cell>
          <table:table-cell office:value-type="float" office:value="0.0801">
            <text:p>0.0801</text:p>
          </table:table-cell>
        </table:table-row>
        <table:table-row table:style-name="ro2">
          <table:table-cell/>
          <table:table-cell office:value-type="float" office:value="512">
            <text:p>512</text:p>
          </table:table-cell>
          <table:table-cell office:value-type="float" office:value="0.0801">
            <text:p>0.0801</text:p>
          </table:table-cell>
        </table:table-row>
      </table:table>
      <table:table table:name="Sheet4" table:style-name="ta1" table:print="false">
        <table:shapes>
          <draw:frame draw:z-index="0" draw:style-name="gr1" svg:width="5.9154in" svg:height="3.3213in" svg:x="3.9315in" svg:y="1.0102in">
            <draw:object draw:notify-on-update-of-ranges="Sheet4.C51:Sheet4.C58 Sheet4.B51:Sheet4.B51 Sheet4.D51:Sheet4.D58 Sheet4.B42:Sheet4.B42 Sheet4.D42:Sheet4.D49 Sheet4.B31:Sheet4.B31 Sheet4.D31:Sheet4.D38 Sheet4.B24:Sheet4.B24 Sheet4.D24:Sheet4.D29 Sheet4.B19:Sheet4.B19 Sheet4.D18:Sheet4.D23 Sheet4.B13:Sheet4.B13 Sheet4.D13:Sheet4.D17 Sheet4.B8:Sheet4.B8 Sheet4.D8:Sheet4.D11 Sheet4.B5:Sheet4.B5 Sheet4.D5:Sheet4.D7 Sheet4.B3:Sheet4.B3 Sheet4.D3:Sheet4.D4 Sheet4.B2:Sheet4.B2 Sheet4.D2:Sheet4.D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2">
          <table:table-cell office:value-type="string">
            <text:p>Tamanho</text:p>
          </table:table-cell>
          <table:table-cell office:value-type="string">
            <text:p>Associativdade</text:p>
          </table:table-cell>
          <table:table-cell office:value-type="string">
            <text:p>Tamanho bloco</text:p>
          </table:table-cell>
          <table:table-cell office:value-type="string">
            <text:p>Miss rate</text:p>
          </table:table-cell>
        </table:table-row>
        <table:table-row table:style-name="ro2">
          <table:table-cell office:value-type="string">
            <text:p>16k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0.0547">
            <text:p>0.0547</text:p>
          </table:table-cell>
        </table:table-row>
        <table:table-row table:style-name="ro2">
          <table:table-cell/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0.0547">
            <text:p>0.0547</text:p>
          </table:table-cell>
        </table:table-row>
        <table:table-row table:style-name="ro2">
          <table:table-cell/>
          <table:table-cell office:value-type="float" office:value="256">
            <text:p>256</text:p>
          </table:table-cell>
          <table:table-cell office:value-type="float" office:value="64">
            <text:p>64</text:p>
          </table:table-cell>
          <table:table-cell office:value-type="float" office:value="0.0318">
            <text:p>0.0318</text:p>
          </table:table-cell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32">
            <text:p>32</text:p>
          </table:table-cell>
          <table:table-cell office:value-type="float" office:value="0.056">
            <text:p>0.056</text:p>
          </table:table-cell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0.0322">
            <text:p>0.0322</text:p>
          </table:table-cell>
        </table:table-row>
        <table:table-row table:style-name="ro2">
          <table:table-cell/>
          <table:table-cell table:number-columns-repeated="2" office:value-type="float" office:value="128">
            <text:p>128</text:p>
          </table:table-cell>
          <table:table-cell office:value-type="float" office:value="0.02">
            <text:p>0.02</text:p>
          </table:table-cell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0.056">
            <text:p>0.056</text:p>
          </table:table-cell>
        </table:table-row>
        <table:table-row table:style-name="ro2">
          <table:table-cell/>
          <table:table-cell table:number-columns-repeated="2" office:value-type="float" office:value="64">
            <text:p>64</text:p>
          </table:table-cell>
          <table:table-cell office:value-type="float" office:value="0.0322">
            <text:p>0.0322</text:p>
          </table:table-cell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0.0199">
            <text:p>0.0199</text:p>
          </table:table-cell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0.0135">
            <text:p>0.0135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number-columns-repeated="2" office:value-type="float" office:value="32">
            <text:p>32</text:p>
          </table:table-cell>
          <table:table-cell office:value-type="float" office:value="0.056">
            <text:p>0.056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0321">
            <text:p>0.0321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0.0199">
            <text:p>0.0199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0.0134">
            <text:p>0.0134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0103">
            <text:p>0.0103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0.0566">
            <text:p>0.0566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032">
            <text:p>0.032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0.0198">
            <text:p>0.0198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0.0134">
            <text:p>0.0134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0103">
            <text:p>0.0103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0.0101">
            <text:p>0.0101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0.0545">
            <text:p>0.0545</text:p>
          </table:table-cell>
        </table:table-row>
        <table:table-row table:style-name="ro2">
          <table:table-cell table:number-columns-repeated="2"/>
          <table:table-cell office:value-type="float" office:value="64">
            <text:p>64</text:p>
          </table:table-cell>
          <table:table-cell office:value-type="float" office:value="0.0316">
            <text:p>0.0316</text:p>
          </table:table-cell>
        </table:table-row>
        <table:table-row table:style-name="ro2">
          <table:table-cell table:number-columns-repeated="2"/>
          <table:table-cell office:value-type="float" office:value="128">
            <text:p>128</text:p>
          </table:table-cell>
          <table:table-cell office:value-type="float" office:value="0.0197">
            <text:p>0.0197</text:p>
          </table:table-cell>
        </table:table-row>
        <table:table-row table:style-name="ro2">
          <table:table-cell table:number-columns-repeated="2"/>
          <table:table-cell office:value-type="float" office:value="256">
            <text:p>256</text:p>
          </table:table-cell>
          <table:table-cell office:value-type="float" office:value="0.0135">
            <text:p>0.0135</text:p>
          </table:table-cell>
        </table:table-row>
        <table:table-row table:style-name="ro2">
          <table:table-cell table:number-columns-repeated="2"/>
          <table:table-cell office:value-type="float" office:value="512">
            <text:p>512</text:p>
          </table:table-cell>
          <table:table-cell office:value-type="float" office:value="0.0103">
            <text:p>0.0103</text:p>
          </table:table-cell>
        </table:table-row>
        <table:table-row table:style-name="ro2">
          <table:table-cell table:number-columns-repeated="2"/>
          <table:table-cell office:value-type="float" office:value="1024">
            <text:p>1024</text:p>
          </table:table-cell>
          <table:table-cell office:value-type="float" office:value="0.0109">
            <text:p>0.0109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048">
            <text:p>2048</text:p>
          </table:table-cell>
          <table:table-cell office:value-type="float" office:value="0.0187">
            <text:p>0.0187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0.0542">
            <text:p>0.0542</text:p>
          </table:table-cell>
        </table:table-row>
        <table:table-row table:style-name="ro2">
          <table:table-cell table:number-columns-repeated="2"/>
          <table:table-cell office:value-type="float" office:value="64">
            <text:p>64</text:p>
          </table:table-cell>
          <table:table-cell office:value-type="float" office:value="0.0308">
            <text:p>0.0308</text:p>
          </table:table-cell>
        </table:table-row>
        <table:table-row table:style-name="ro2">
          <table:table-cell table:number-columns-repeated="2"/>
          <table:table-cell office:value-type="float" office:value="128">
            <text:p>128</text:p>
          </table:table-cell>
          <table:table-cell office:value-type="float" office:value="0.0193">
            <text:p>0.0193</text:p>
          </table:table-cell>
        </table:table-row>
        <table:table-row table:style-name="ro2">
          <table:table-cell table:number-columns-repeated="2"/>
          <table:table-cell office:value-type="float" office:value="256">
            <text:p>256</text:p>
          </table:table-cell>
          <table:table-cell office:value-type="float" office:value="0.0134">
            <text:p>0.0134</text:p>
          </table:table-cell>
        </table:table-row>
        <table:table-row table:style-name="ro2">
          <table:table-cell table:number-columns-repeated="2"/>
          <table:table-cell office:value-type="float" office:value="512">
            <text:p>512</text:p>
          </table:table-cell>
          <table:table-cell office:value-type="float" office:value="0.0107">
            <text:p>0.0107</text:p>
          </table:table-cell>
        </table:table-row>
        <table:table-row table:style-name="ro2">
          <table:table-cell table:number-columns-repeated="2"/>
          <table:table-cell office:value-type="float" office:value="1024">
            <text:p>1024</text:p>
          </table:table-cell>
          <table:table-cell office:value-type="float" office:value="0.0123">
            <text:p>0.0123</text:p>
          </table:table-cell>
        </table:table-row>
        <table:table-row table:style-name="ro2">
          <table:table-cell table:number-columns-repeated="2"/>
          <table:table-cell office:value-type="float" office:value="2048">
            <text:p>2048</text:p>
          </table:table-cell>
          <table:table-cell office:value-type="float" office:value="0.0219">
            <text:p>0.0219</text:p>
          </table:table-cell>
        </table:table-row>
        <table:table-row table:style-name="ro2">
          <table:table-cell table:number-columns-repeated="2"/>
          <table:table-cell office:value-type="float" office:value="4096">
            <text:p>4096</text:p>
          </table:table-cell>
          <table:table-cell office:value-type="float" office:value="0.0548">
            <text:p>0.0548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0.0543">
            <text:p>0.0543</text:p>
          </table:table-cell>
        </table:table-row>
        <table:table-row table:style-name="ro2">
          <table:table-cell table:number-columns-repeated="2"/>
          <table:table-cell office:value-type="float" office:value="64">
            <text:p>64</text:p>
          </table:table-cell>
          <table:table-cell office:value-type="float" office:value="0.0315">
            <text:p>0.0315</text:p>
          </table:table-cell>
        </table:table-row>
        <table:table-row table:style-name="ro2">
          <table:table-cell table:number-columns-repeated="2"/>
          <table:table-cell office:value-type="float" office:value="128">
            <text:p>128</text:p>
          </table:table-cell>
          <table:table-cell office:value-type="float" office:value="0.0202">
            <text:p>0.0202</text:p>
          </table:table-cell>
        </table:table-row>
        <table:table-row table:style-name="ro2">
          <table:table-cell table:number-columns-repeated="2"/>
          <table:table-cell office:value-type="float" office:value="256">
            <text:p>256</text:p>
          </table:table-cell>
          <table:table-cell office:value-type="float" office:value="0.0147">
            <text:p>0.0147</text:p>
          </table:table-cell>
        </table:table-row>
        <table:table-row table:style-name="ro2">
          <table:table-cell table:number-columns-repeated="2"/>
          <table:table-cell office:value-type="float" office:value="512">
            <text:p>512</text:p>
          </table:table-cell>
          <table:table-cell office:value-type="float" office:value="0.0131">
            <text:p>0.0131</text:p>
          </table:table-cell>
        </table:table-row>
        <table:table-row table:style-name="ro2">
          <table:table-cell table:number-columns-repeated="2"/>
          <table:table-cell office:value-type="float" office:value="1024">
            <text:p>1024</text:p>
          </table:table-cell>
          <table:table-cell office:value-type="float" office:value="0.016">
            <text:p>0.016</text:p>
          </table:table-cell>
        </table:table-row>
        <table:table-row table:style-name="ro2">
          <table:table-cell table:number-columns-repeated="2"/>
          <table:table-cell office:value-type="float" office:value="2048">
            <text:p>2048</text:p>
          </table:table-cell>
          <table:table-cell office:value-type="float" office:value="0.0313">
            <text:p>0.0313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4096">
            <text:p>4096</text:p>
          </table:table-cell>
          <table:table-cell office:value-type="float" office:value="0.078">
            <text:p>0.078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.0652">
            <text:p>0.0652</text:p>
          </table:table-cell>
        </table:table-row>
        <table:table-row table:style-name="ro2">
          <table:table-cell table:number-columns-repeated="2"/>
          <table:table-cell office:value-type="float" office:value="64">
            <text:p>64</text:p>
          </table:table-cell>
          <table:table-cell office:value-type="float" office:value="0.048">
            <text:p>0.048</text:p>
          </table:table-cell>
        </table:table-row>
        <table:table-row table:style-name="ro2">
          <table:table-cell table:number-columns-repeated="2"/>
          <table:table-cell office:value-type="float" office:value="128">
            <text:p>128</text:p>
          </table:table-cell>
          <table:table-cell office:value-type="float" office:value="0.0299">
            <text:p>0.0299</text:p>
          </table:table-cell>
        </table:table-row>
        <table:table-row table:style-name="ro2">
          <table:table-cell table:number-columns-repeated="2"/>
          <table:table-cell office:value-type="float" office:value="256">
            <text:p>256</text:p>
          </table:table-cell>
          <table:table-cell office:value-type="float" office:value="0.0284">
            <text:p>0.0284</text:p>
          </table:table-cell>
        </table:table-row>
        <table:table-row table:style-name="ro2">
          <table:table-cell table:number-columns-repeated="2"/>
          <table:table-cell office:value-type="float" office:value="512">
            <text:p>512</text:p>
          </table:table-cell>
          <table:table-cell office:value-type="float" office:value="0.0353">
            <text:p>0.0353</text:p>
          </table:table-cell>
        </table:table-row>
        <table:table-row table:style-name="ro2">
          <table:table-cell table:number-columns-repeated="2"/>
          <table:table-cell office:value-type="float" office:value="1024">
            <text:p>1024</text:p>
          </table:table-cell>
          <table:table-cell office:value-type="float" office:value="0.0534">
            <text:p>0.0534</text:p>
          </table:table-cell>
        </table:table-row>
        <table:table-row table:style-name="ro2">
          <table:table-cell table:number-columns-repeated="2"/>
          <table:table-cell office:value-type="float" office:value="2048">
            <text:p>2048</text:p>
          </table:table-cell>
          <table:table-cell office:value-type="float" office:value="0.0905">
            <text:p>0.0905</text:p>
          </table:table-cell>
        </table:table-row>
        <table:table-row table:style-name="ro2">
          <table:table-cell table:number-columns-repeated="2"/>
          <table:table-cell office:value-type="float" office:value="4096">
            <text:p>4096</text:p>
          </table:table-cell>
          <table:table-cell office:value-type="float" office:value="0.209">
            <text:p>0.209</text:p>
          </table:table-cell>
        </table:table-row>
      </table:table>
      <table:table table:name="Sheet3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Tam </text:p>
          </table:table-cell>
          <table:table-cell office:value-type="string">
            <text:p>associtividade</text:p>
          </table:table-cell>
          <table:table-cell office:value-type="string">
            <text:p>dados</text:p>
          </table:table-cell>
          <table:table-cell/>
          <table:table-cell office:value-type="string">
            <text:p>instrucao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formula="of:=[.A2]/32" office:value-type="float" office:value="1">
            <text:p>1</text:p>
          </table:table-cell>
          <table:table-cell table:formula="of:=[.$A$11]-[.A2]" office:value-type="float" office:value="16352">
            <text:p>16352</text:p>
          </table:table-cell>
          <table:table-cell table:formula="of:=[.C2]/32" office:value-type="float" office:value="511">
            <text:p>511</text:p>
          </table:table-cell>
          <table:table-cell table:formula="of:=[.A2]" office:value-type="float" office:value="32">
            <text:p>32</text:p>
          </table:table-cell>
        </table:table-row>
        <table:table-row table:style-name="ro2">
          <table:table-cell table:formula="of:=[.A2]*2" office:value-type="float" office:value="64">
            <text:p>64</text:p>
          </table:table-cell>
          <table:table-cell table:formula="of:=[.A3]/32" office:value-type="float" office:value="2">
            <text:p>2</text:p>
          </table:table-cell>
          <table:table-cell table:formula="of:=[.$A$11]-[.A3]" office:value-type="float" office:value="16320">
            <text:p>16320</text:p>
          </table:table-cell>
          <table:table-cell table:formula="of:=[.C3]/32" office:value-type="float" office:value="510">
            <text:p>510</text:p>
          </table:table-cell>
          <table:table-cell table:formula="of:=[.A3]" office:value-type="float" office:value="64">
            <text:p>64</text:p>
          </table:table-cell>
        </table:table-row>
        <table:table-row table:style-name="ro2">
          <table:table-cell table:formula="of:=[.A3]*2" office:value-type="float" office:value="128">
            <text:p>128</text:p>
          </table:table-cell>
          <table:table-cell table:formula="of:=[.A4]/32" office:value-type="float" office:value="4">
            <text:p>4</text:p>
          </table:table-cell>
          <table:table-cell table:formula="of:=[.$A$11]-[.A4]" office:value-type="float" office:value="16256">
            <text:p>16256</text:p>
          </table:table-cell>
          <table:table-cell table:formula="of:=[.C4]/32" office:value-type="float" office:value="508">
            <text:p>508</text:p>
          </table:table-cell>
          <table:table-cell table:formula="of:=[.A4]" office:value-type="float" office:value="128">
            <text:p>128</text:p>
          </table:table-cell>
        </table:table-row>
        <table:table-row table:style-name="ro2">
          <table:table-cell table:formula="of:=[.A4]*2" office:value-type="float" office:value="256">
            <text:p>256</text:p>
          </table:table-cell>
          <table:table-cell table:formula="of:=[.A5]/32" office:value-type="float" office:value="8">
            <text:p>8</text:p>
          </table:table-cell>
          <table:table-cell table:formula="of:=[.$A$11]-[.A5]" office:value-type="float" office:value="16128">
            <text:p>16128</text:p>
          </table:table-cell>
          <table:table-cell table:formula="of:=[.C5]/32" office:value-type="float" office:value="504">
            <text:p>504</text:p>
          </table:table-cell>
          <table:table-cell table:formula="of:=[.A5]" office:value-type="float" office:value="256">
            <text:p>256</text:p>
          </table:table-cell>
        </table:table-row>
        <table:table-row table:style-name="ro2">
          <table:table-cell table:formula="of:=[.A5]*2" office:value-type="float" office:value="512">
            <text:p>512</text:p>
          </table:table-cell>
          <table:table-cell table:formula="of:=[.A6]/32" office:value-type="float" office:value="16">
            <text:p>16</text:p>
          </table:table-cell>
          <table:table-cell table:formula="of:=[.$A$11]-[.A6]" office:value-type="float" office:value="15872">
            <text:p>15872</text:p>
          </table:table-cell>
          <table:table-cell table:formula="of:=[.C6]/32" office:value-type="float" office:value="496">
            <text:p>496</text:p>
          </table:table-cell>
          <table:table-cell table:formula="of:=[.A6]" office:value-type="float" office:value="512">
            <text:p>512</text:p>
          </table:table-cell>
        </table:table-row>
        <table:table-row table:style-name="ro2">
          <table:table-cell table:formula="of:=[.A6]*2" office:value-type="float" office:value="1024">
            <text:p>1024</text:p>
          </table:table-cell>
          <table:table-cell table:formula="of:=[.A7]/32" office:value-type="float" office:value="32">
            <text:p>32</text:p>
          </table:table-cell>
          <table:table-cell table:formula="of:=[.$A$11]-[.A7]" office:value-type="float" office:value="15360">
            <text:p>15360</text:p>
          </table:table-cell>
          <table:table-cell table:formula="of:=[.C7]/32" office:value-type="float" office:value="480">
            <text:p>480</text:p>
          </table:table-cell>
          <table:table-cell table:formula="of:=[.A7]" office:value-type="float" office:value="1024">
            <text:p>1024</text:p>
          </table:table-cell>
        </table:table-row>
        <table:table-row table:style-name="ro2">
          <table:table-cell table:formula="of:=[.A7]*2" office:value-type="float" office:value="2048">
            <text:p>2048</text:p>
          </table:table-cell>
          <table:table-cell table:formula="of:=[.A8]/32" office:value-type="float" office:value="64">
            <text:p>64</text:p>
          </table:table-cell>
          <table:table-cell table:formula="of:=[.$A$11]-[.A8]" office:value-type="float" office:value="14336">
            <text:p>14336</text:p>
          </table:table-cell>
          <table:table-cell table:formula="of:=[.C8]/32" office:value-type="float" office:value="448">
            <text:p>448</text:p>
          </table:table-cell>
          <table:table-cell table:formula="of:=[.A8]" office:value-type="float" office:value="2048">
            <text:p>2048</text:p>
          </table:table-cell>
        </table:table-row>
        <table:table-row table:style-name="ro2">
          <table:table-cell table:formula="of:=[.A8]*2" office:value-type="float" office:value="4096">
            <text:p>4096</text:p>
          </table:table-cell>
          <table:table-cell table:formula="of:=[.A9]/32" office:value-type="float" office:value="128">
            <text:p>128</text:p>
          </table:table-cell>
          <table:table-cell table:formula="of:=[.$A$11]-[.A9]" office:value-type="float" office:value="12288">
            <text:p>12288</text:p>
          </table:table-cell>
          <table:table-cell table:formula="of:=[.C9]/32" office:value-type="float" office:value="384">
            <text:p>384</text:p>
          </table:table-cell>
          <table:table-cell table:formula="of:=[.A9]" office:value-type="float" office:value="4096">
            <text:p>4096</text:p>
          </table:table-cell>
        </table:table-row>
        <table:table-row table:style-name="ro2">
          <table:table-cell table:formula="of:=[.A9]*2" office:value-type="float" office:value="8192">
            <text:p>8192</text:p>
          </table:table-cell>
          <table:table-cell table:formula="of:=[.A10]/32" office:value-type="float" office:value="256">
            <text:p>256</text:p>
          </table:table-cell>
          <table:table-cell table:formula="of:=[.$A$11]-[.A10]" office:value-type="float" office:value="8192">
            <text:p>8192</text:p>
          </table:table-cell>
          <table:table-cell table:formula="of:=[.C10]/32" office:value-type="float" office:value="256">
            <text:p>256</text:p>
          </table:table-cell>
          <table:table-cell table:formula="of:=[.A10]" office:value-type="float" office:value="8192">
            <text:p>8192</text:p>
          </table:table-cell>
        </table:table-row>
        <table:table-row table:style-name="ro2">
          <table:table-cell table:formula="of:=[.A10]*2" office:value-type="float" office:value="16384">
            <text:p>16384</text:p>
          </table:table-cell>
          <table:table-cell table:formula="of:=[.A11]/32" office:value-type="float" office:value="512">
            <text:p>512</text:p>
          </table:table-cell>
          <table:table-cell table:formula="of:=[.$A$11]-[.A11]" office:value-type="float" office:value="0">
            <text:p>0</text:p>
          </table:table-cell>
          <table:table-cell table:formula="of:=[.C11]/32" office:value-type="float" office:value="0">
            <text:p>0</text:p>
          </table:table-cell>
          <table:table-cell table:formula="of:=[.A11]" office:value-type="float" office:value="16384">
            <text:p>16384</text:p>
          </table:table-cell>
        </table:table-row>
        <table:table-row table:style-name="ro2">
          <table:table-cell table:formula="of:=[.A11]*2" office:value-type="float" office:value="32768">
            <text:p>32768</text:p>
          </table:table-cell>
          <table:table-cell table:formula="of:=[.A12]/32" office:value-type="float" office:value="1024">
            <text:p>1024</text:p>
          </table:table-cell>
          <table:table-cell table:number-columns-repeated="3"/>
        </table:table-row>
        <table:table-row table:style-name="ro2">
          <table:table-cell table:formula="of:=[.A12]*2" office:value-type="float" office:value="65536">
            <text:p>65536</text:p>
          </table:table-cell>
          <table:table-cell table:formula="of:=[.A13]/32" office:value-type="float" office:value="2048">
            <text:p>2048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7">02/27/2011</text:date>, <text:time>14:4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24T10:28:51</meta:creation-date>
    <meta:editing-duration>PT5H8M32S</meta:editing-duration>
    <meta:editing-cycles>13</meta:editing-cycles>
    <meta:generator>OpenOffice.org/3.3$Linux OpenOffice.org_project/330m20$Build-9567</meta:generator>
    <meta:initial-creator>Tiago Silva</meta:initial-creator>
    <dc:date>2011-02-27T14:43:03</dc:date>
    <dc:creator>Tiago Silva</dc:creator>
    <meta:document-statistic meta:table-count="4" meta:cell-count="451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026cm" svg:height="8.437cm" xlink:href=".." xlink:type="simple" chart:class="chart:line" chart:style-name="ch1">
        <chart:legend chart:legend-position="end" svg:x="13.661cm" svg:y="1.898cm" chart:style-name="ch2"/>
        <chart:plot-area chart:style-name="ch3" table:cell-range-address="Sheet4.C51:Sheet4.D58 Sheet4.B51:Sheet4.B51 Sheet4.B42:Sheet4.B42 Sheet4.D42:Sheet4.D49 Sheet4.B31:Sheet4.B31 Sheet4.D31:Sheet4.D38 Sheet4.B24:Sheet4.B24 Sheet4.D13:Sheet4.D29 Sheet4.B19:Sheet4.B19 Sheet4.B13:Sheet4.B13 Sheet4.B8:Sheet4.B8 Sheet4.D2:Sheet4.D11 Sheet4.B5:Sheet4.B5 Sheet4.B2:Sheet4.B3" chart:data-source-has-labels="both" svg:x="1.311cm" svg:y="0.807cm" svg:width="11.75cm" svg:height="6.481cm">
          <chartooo:coordinate-region svg:x="2.223cm" svg:y="1.007cm" svg:width="10.466cm" svg:height="5.634cm"/>
          <chart:axis chart:dimension="x" chart:name="primary-x" chart:style-name="ch4">
            <chart:title svg:x="5.462cm" svg:y="7.456cm" chart:style-name="ch5">
              <text:p>Tamanho bloco (Bytes)</text:p>
            </chart:title>
            <chart:categories table:cell-range-address="Sheet4.C51:Sheet4.C58"/>
          </chart:axis>
          <chart:axis chart:dimension="y" chart:name="primary-y" chart:style-name="ch4">
            <chart:title svg:x="0.451cm" svg:y="4.819cm" chart:style-name="ch6">
              <text:p>Miss Rate</text:p>
            </chart:title>
            <chart:grid chart:style-name="ch7" chart:class="major"/>
          </chart:axis>
          <chart:series chart:style-name="ch8" chart:values-cell-range-address="Sheet4.D51:Sheet4.D58" chart:label-cell-address="Sheet4.B51:Sheet4.B51" chart:class="chart:line">
            <chart:data-point chart:repeated="8"/>
          </chart:series>
          <chart:series chart:style-name="ch9" chart:values-cell-range-address="Sheet4.D42:Sheet4.D49" chart:label-cell-address="Sheet4.B42:Sheet4.B42" chart:class="chart:line">
            <chart:data-point chart:repeated="8"/>
          </chart:series>
          <chart:series chart:style-name="ch10" chart:values-cell-range-address="Sheet4.D31:Sheet4.D38" chart:label-cell-address="Sheet4.B31:Sheet4.B31" chart:class="chart:line">
            <chart:data-point chart:repeated="8"/>
          </chart:series>
          <chart:series chart:style-name="ch11" chart:values-cell-range-address="Sheet4.D24:Sheet4.D29" chart:label-cell-address="Sheet4.B24:Sheet4.B24" chart:class="chart:line">
            <chart:data-point chart:repeated="6"/>
          </chart:series>
          <chart:series chart:style-name="ch12" chart:values-cell-range-address="Sheet4.D18:Sheet4.D23" chart:label-cell-address="Sheet4.B19:Sheet4.B19" chart:class="chart:line">
            <chart:data-point chart:repeated="6"/>
          </chart:series>
          <chart:series chart:style-name="ch13" chart:values-cell-range-address="Sheet4.D13:Sheet4.D17" chart:label-cell-address="Sheet4.B13:Sheet4.B13" chart:class="chart:line">
            <chart:data-point chart:repeated="5"/>
          </chart:series>
          <chart:series chart:style-name="ch14" chart:values-cell-range-address="Sheet4.D8:Sheet4.D11" chart:label-cell-address="Sheet4.B8:Sheet4.B8" chart:class="chart:line">
            <chart:data-point chart:repeated="4"/>
          </chart:series>
          <chart:series chart:style-name="ch15" chart:values-cell-range-address="Sheet4.D5:Sheet4.D7" chart:label-cell-address="Sheet4.B5:Sheet4.B5" chart:class="chart:line">
            <chart:data-point chart:repeated="3"/>
          </chart:series>
          <chart:series chart:style-name="ch16" chart:values-cell-range-address="Sheet4.D3:Sheet4.D4" chart:label-cell-address="Sheet4.B3:Sheet4.B3" chart:class="chart:line">
            <chart:data-point chart:repeated="2"/>
          </chart:series>
          <chart:series chart:style-name="ch17" chart:values-cell-range-address="Sheet4.D2:Sheet4.D2" chart:label-cell-address="Sheet4.B2:Sheet4.B2" chart:class="chart:line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4.B51:Sheet4.B51</svg:desc>
                </draw:g>
              </table:table-cell>
              <table:table-cell office:value-type="string">
                <text:p>2</text:p>
                <draw:g>
                  <svg:desc>Sheet4.B42:Sheet4.B42</svg:desc>
                </draw:g>
              </table:table-cell>
              <table:table-cell office:value-type="string">
                <text:p>4</text:p>
                <draw:g>
                  <svg:desc>Sheet4.B31:Sheet4.B31</svg:desc>
                </draw:g>
              </table:table-cell>
              <table:table-cell office:value-type="string">
                <text:p>8</text:p>
                <draw:g>
                  <svg:desc>Sheet4.B24:Sheet4.B24</svg:desc>
                </draw:g>
              </table:table-cell>
              <table:table-cell office:value-type="string">
                <text:p>16</text:p>
                <draw:g>
                  <svg:desc>Sheet4.B19:Sheet4.B19</svg:desc>
                </draw:g>
              </table:table-cell>
              <table:table-cell office:value-type="string">
                <text:p>32</text:p>
                <draw:g>
                  <svg:desc>Sheet4.B13:Sheet4.B13</svg:desc>
                </draw:g>
              </table:table-cell>
              <table:table-cell office:value-type="string">
                <text:p>64</text:p>
                <draw:g>
                  <svg:desc>Sheet4.B8:Sheet4.B8</svg:desc>
                </draw:g>
              </table:table-cell>
              <table:table-cell office:value-type="string">
                <text:p>128</text:p>
                <draw:g>
                  <svg:desc>Sheet4.B5:Sheet4.B5</svg:desc>
                </draw:g>
              </table:table-cell>
              <table:table-cell office:value-type="string">
                <text:p>256</text:p>
                <draw:g>
                  <svg:desc>Sheet4.B3:Sheet4.B3</svg:desc>
                </draw:g>
              </table:table-cell>
              <table:table-cell office:value-type="string">
                <text:p>512</text:p>
                <draw:g>
                  <svg:desc>Sheet4.B2:Sheet4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2</text:p>
                <draw:g>
                  <svg:desc>Sheet4.C51:Sheet4.C58</svg:desc>
                </draw:g>
              </table:table-cell>
              <table:table-cell office:value-type="float" office:value="0.0652">
                <text:p>0.0652</text:p>
                <draw:g>
                  <svg:desc>Sheet4.D51:Sheet4.D58</svg:desc>
                </draw:g>
              </table:table-cell>
              <table:table-cell office:value-type="float" office:value="0.0543">
                <text:p>0.0543</text:p>
                <draw:g>
                  <svg:desc>Sheet4.D42:Sheet4.D49</svg:desc>
                </draw:g>
              </table:table-cell>
              <table:table-cell office:value-type="float" office:value="0.0542">
                <text:p>0.0542</text:p>
                <draw:g>
                  <svg:desc>Sheet4.D31:Sheet4.D38</svg:desc>
                </draw:g>
              </table:table-cell>
              <table:table-cell office:value-type="float" office:value="0.0545">
                <text:p>0.0545</text:p>
                <draw:g>
                  <svg:desc>Sheet4.D24:Sheet4.D29</svg:desc>
                </draw:g>
              </table:table-cell>
              <table:table-cell office:value-type="float" office:value="0.0566">
                <text:p>0.0566</text:p>
                <draw:g>
                  <svg:desc>Sheet4.D18:Sheet4.D23</svg:desc>
                </draw:g>
              </table:table-cell>
              <table:table-cell office:value-type="float" office:value="0.056">
                <text:p>0.056</text:p>
                <draw:g>
                  <svg:desc>Sheet4.D13:Sheet4.D17</svg:desc>
                </draw:g>
              </table:table-cell>
              <table:table-cell office:value-type="float" office:value="0.056">
                <text:p>0.056</text:p>
                <draw:g>
                  <svg:desc>Sheet4.D8:Sheet4.D11</svg:desc>
                </draw:g>
              </table:table-cell>
              <table:table-cell office:value-type="float" office:value="0.056">
                <text:p>0.056</text:p>
                <draw:g>
                  <svg:desc>Sheet4.D5:Sheet4.D7</svg:desc>
                </draw:g>
              </table:table-cell>
              <table:table-cell office:value-type="float" office:value="0.0547">
                <text:p>0.0547</text:p>
                <draw:g>
                  <svg:desc>Sheet4.D3:Sheet4.D4</svg:desc>
                </draw:g>
              </table:table-cell>
              <table:table-cell office:value-type="float" office:value="0.0547">
                <text:p>0.0547</text:p>
                <draw:g>
                  <svg:desc>Sheet4.D2:Sheet4.D2</svg:desc>
                </draw:g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8">
                <text:p>0.048</text:p>
              </table:table-cell>
              <table:table-cell office:value-type="float" office:value="0.0315">
                <text:p>0.0315</text:p>
              </table:table-cell>
              <table:table-cell office:value-type="float" office:value="0.0308">
                <text:p>0.0308</text:p>
              </table:table-cell>
              <table:table-cell office:value-type="float" office:value="0.0316">
                <text:p>0.0316</text:p>
              </table:table-cell>
              <table:table-cell office:value-type="float" office:value="0.032">
                <text:p>0.032</text:p>
              </table:table-cell>
              <table:table-cell office:value-type="float" office:value="0.0321">
                <text:p>0.0321</text:p>
              </table:table-cell>
              <table:table-cell office:value-type="float" office:value="0.0322">
                <text:p>0.0322</text:p>
              </table:table-cell>
              <table:table-cell office:value-type="float" office:value="0.0322">
                <text:p>0.0322</text:p>
              </table:table-cell>
              <table:table-cell office:value-type="float" office:value="0.0318">
                <text:p>0.0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99">
                <text:p>0.0299</text:p>
              </table:table-cell>
              <table:table-cell office:value-type="float" office:value="0.0202">
                <text:p>0.0202</text:p>
              </table:table-cell>
              <table:table-cell office:value-type="float" office:value="0.0193">
                <text:p>0.0193</text:p>
              </table:table-cell>
              <table:table-cell office:value-type="float" office:value="0.0197">
                <text:p>0.0197</text:p>
              </table:table-cell>
              <table:table-cell office:value-type="float" office:value="0.0198">
                <text:p>0.0198</text:p>
              </table:table-cell>
              <table:table-cell office:value-type="float" office:value="0.0199">
                <text:p>0.0199</text:p>
              </table:table-cell>
              <table:table-cell office:value-type="float" office:value="0.0199">
                <text:p>0.0199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284">
                <text:p>0.0284</text:p>
              </table:table-cell>
              <table:table-cell office:value-type="float" office:value="0.0147">
                <text:p>0.0147</text:p>
              </table:table-cell>
              <table:table-cell office:value-type="float" office:value="0.0134">
                <text:p>0.0134</text:p>
              </table:table-cell>
              <table:table-cell office:value-type="float" office:value="0.0135">
                <text:p>0.0135</text:p>
              </table:table-cell>
              <table:table-cell office:value-type="float" office:value="0.0134">
                <text:p>0.0134</text:p>
              </table:table-cell>
              <table:table-cell office:value-type="float" office:value="0.0134">
                <text:p>0.0134</text:p>
              </table:table-cell>
              <table:table-cell office:value-type="float" office:value="0.0135">
                <text:p>0.0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353">
                <text:p>0.0353</text:p>
              </table:table-cell>
              <table:table-cell office:value-type="float" office:value="0.0131">
                <text:p>0.0131</text:p>
              </table:table-cell>
              <table:table-cell office:value-type="float" office:value="0.0107">
                <text:p>0.0107</text:p>
              </table:table-cell>
              <table:table-cell office:value-type="float" office:value="0.0103">
                <text:p>0.0103</text:p>
              </table:table-cell>
              <table:table-cell office:value-type="float" office:value="0.0103">
                <text:p>0.0103</text:p>
              </table:table-cell>
              <table:table-cell office:value-type="float" office:value="0.0103">
                <text:p>0.0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534">
                <text:p>0.0534</text:p>
              </table:table-cell>
              <table:table-cell office:value-type="float" office:value="0.016">
                <text:p>0.016</text:p>
              </table:table-cell>
              <table:table-cell office:value-type="float" office:value="0.0123">
                <text:p>0.0123</text:p>
              </table:table-cell>
              <table:table-cell office:value-type="float" office:value="0.0109">
                <text:p>0.0109</text:p>
              </table:table-cell>
              <table:table-cell office:value-type="float" office:value="0.0101">
                <text:p>0.0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.0905">
                <text:p>0.0905</text:p>
              </table:table-cell>
              <table:table-cell office:value-type="float" office:value="0.0313">
                <text:p>0.0313</text:p>
              </table:table-cell>
              <table:table-cell office:value-type="float" office:value="0.0219">
                <text:p>0.0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0.209">
                <text:p>0.209</text:p>
              </table:table-cell>
              <table:table-cell office:value-type="float" office:value="0.078">
                <text:p>0.078</text:p>
              </table:table-cell>
              <table:table-cell office:value-type="float" office:value="0.0548">
                <text:p>0.0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Linu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36cm" svg:height="8.374cm" xlink:href=".." xlink:type="simple" chart:class="chart:line" chart:style-name="ch1">
        <chart:legend chart:legend-position="end" svg:x="11.025cm" svg:y="3.608cm" chart:style-name="ch2"/>
        <chart:plot-area chart:style-name="ch3" table:cell-range-address="'grafico politicas'.B2:'grafico politicas'.C11 'grafico politicas'.A17:'grafico politicas'.A17 'grafico politicas'.C14:'grafico politicas'.C23 'grafico politicas'.A65:'grafico politicas'.A65 'grafico politicas'.C62:'grafico politicas'.C71 'grafico politicas'.A5:'grafico politicas'.A5 'grafico politicas'.A53:'grafico politicas'.A53 'grafico politicas'.C50:'grafico politicas'.C59 'grafico politicas'.A77:'grafico politicas'.A77 'grafico politicas'.C74:'grafico politicas'.C83 'grafico politicas'.A89:'grafico politicas'.A89 'grafico politicas'.C86:'grafico politicas'.C95" chart:data-source-has-labels="both" svg:x="1.329cm" svg:y="0.803cm" svg:width="9.101cm" svg:height="6.423cm">
          <chartooo:coordinate-region svg:x="2.241cm" svg:y="1.002cm" svg:width="7.909cm" svg:height="5.577cm"/>
          <chart:axis chart:dimension="x" chart:name="primary-x" chart:style-name="ch4">
            <chart:title svg:x="4.684cm" svg:y="7.393cm" chart:style-name="ch5">
              <text:p>Associatividade</text:p>
            </chart:title>
            <chart:categories table:cell-range-address="'grafico politicas'.B2:'grafico politicas'.B11"/>
          </chart:axis>
          <chart:axis chart:dimension="y" chart:name="primary-y" chart:style-name="ch4">
            <chart:title svg:x="0.451cm" svg:y="4.786cm" chart:style-name="ch6">
              <text:p>Miss Rate</text:p>
            </chart:title>
            <chart:grid chart:style-name="ch7" chart:class="major"/>
          </chart:axis>
          <chart:series chart:style-name="ch8" chart:values-cell-range-address="'grafico politicas'.C14:'grafico politicas'.C23" chart:label-cell-address="'grafico politicas'.A17:'grafico politicas'.A17" chart:class="chart:line">
            <chart:data-point chart:repeated="10"/>
          </chart:series>
          <chart:series chart:style-name="ch9" chart:values-cell-range-address="'grafico politicas'.C62:'grafico politicas'.C71" chart:label-cell-address="'grafico politicas'.A65:'grafico politicas'.A65" chart:class="chart:line">
            <chart:data-point chart:repeated="10"/>
          </chart:series>
          <chart:series chart:style-name="ch10" chart:values-cell-range-address="'grafico politicas'.C2:'grafico politicas'.C11" chart:label-cell-address="'grafico politicas'.A5:'grafico politicas'.A5" chart:class="chart:line">
            <chart:data-point chart:repeated="10"/>
          </chart:series>
          <chart:series chart:style-name="ch11" chart:values-cell-range-address="'grafico politicas'.C50:'grafico politicas'.C59" chart:label-cell-address="'grafico politicas'.A53:'grafico politicas'.A53" chart:class="chart:line">
            <chart:data-point chart:repeated="10"/>
          </chart:series>
          <chart:series chart:style-name="ch12" chart:values-cell-range-address="'grafico politicas'.C74:'grafico politicas'.C83" chart:label-cell-address="'grafico politicas'.A77:'grafico politicas'.A77" chart:class="chart:line">
            <chart:data-point chart:repeated="10"/>
          </chart:series>
          <chart:series chart:style-name="ch13" chart:values-cell-range-address="'grafico politicas'.C86:'grafico politicas'.C95" chart:label-cell-address="'grafico politicas'.A89:'grafico politicas'.A89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FO Write-back write-alloc</text:p>
                <draw:g>
                  <svg:desc>'grafico politicas'.A17:'grafico politicas'.A17</svg:desc>
                </draw:g>
              </table:table-cell>
              <table:table-cell office:value-type="string">
                <text:p>Random Write-Back write-alloc</text:p>
                <draw:g>
                  <svg:desc>'grafico politicas'.A65:'grafico politicas'.A65</svg:desc>
                </draw:g>
              </table:table-cell>
              <table:table-cell office:value-type="string">
                <text:p>LRU write-back write-alloc</text:p>
                <draw:g>
                  <svg:desc>'grafico politicas'.A5:'grafico politicas'.A5</svg:desc>
                </draw:g>
              </table:table-cell>
              <table:table-cell office:value-type="string">
                <text:p>LRU Write-thorugh write-alloc</text:p>
                <draw:g>
                  <svg:desc>'grafico politicas'.A53:'grafico politicas'.A53</svg:desc>
                </draw:g>
              </table:table-cell>
              <table:table-cell office:value-type="string">
                <text:p>LRU Write-Back no write-alloc</text:p>
                <draw:g>
                  <svg:desc>'grafico politicas'.A77:'grafico politicas'.A77</svg:desc>
                </draw:g>
              </table:table-cell>
              <table:table-cell office:value-type="string">
                <text:p>LRU Write-through no write-alloc</text:p>
                <draw:g>
                  <svg:desc>'grafico politicas'.A89:'grafico politicas'.A8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grafico politicas'.B2:'grafico politicas'.B11</svg:desc>
                </draw:g>
              </table:table-cell>
              <table:table-cell office:value-type="float" office:value="0.0652">
                <text:p>0.0652</text:p>
                <draw:g>
                  <svg:desc>'grafico politicas'.C14:'grafico politicas'.C23</svg:desc>
                </draw:g>
              </table:table-cell>
              <table:table-cell office:value-type="float" office:value="0.0652">
                <text:p>0.0652</text:p>
                <draw:g>
                  <svg:desc>'grafico politicas'.C62:'grafico politicas'.C71</svg:desc>
                </draw:g>
              </table:table-cell>
              <table:table-cell office:value-type="float" office:value="0.0605">
                <text:p>0.0605</text:p>
                <draw:g>
                  <svg:desc>'grafico politicas'.C2:'grafico politicas'.C11</svg:desc>
                </draw:g>
              </table:table-cell>
              <table:table-cell office:value-type="float" office:value="0.0652">
                <text:p>0.0652</text:p>
                <draw:g>
                  <svg:desc>'grafico politicas'.C50:'grafico politicas'.C59</svg:desc>
                </draw:g>
              </table:table-cell>
              <table:table-cell office:value-type="float" office:value="0.0898">
                <text:p>0.0898</text:p>
                <draw:g>
                  <svg:desc>'grafico politicas'.C74:'grafico politicas'.C83</svg:desc>
                </draw:g>
              </table:table-cell>
              <table:table-cell office:value-type="float" office:value="0.0898">
                <text:p>0.0898</text:p>
                <draw:g>
                  <svg:desc>'grafico politicas'.C86:'grafico politicas'.C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9">
                <text:p>0.059</text:p>
              </table:table-cell>
              <table:table-cell office:value-type="float" office:value="0.0614">
                <text:p>0.0614</text:p>
              </table:table-cell>
              <table:table-cell office:value-type="float" office:value="0.0493">
                <text:p>0.0493</text:p>
              </table:table-cell>
              <table:table-cell office:value-type="float" office:value="0.0542">
                <text:p>0.0542</text:p>
              </table:table-cell>
              <table:table-cell office:value-type="float" office:value="0.0805">
                <text:p>0.0805</text:p>
              </table:table-cell>
              <table:table-cell office:value-type="float" office:value="0.0805">
                <text:p>0.0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0604">
                <text:p>0.0604</text:p>
              </table:table-cell>
              <table:table-cell office:value-type="float" office:value="0.0475">
                <text:p>0.0475</text:p>
              </table:table-cell>
              <table:table-cell office:value-type="float" office:value="0.0542">
                <text:p>0.0542</text:p>
              </table:table-cell>
              <table:table-cell office:value-type="float" office:value="0.0805">
                <text:p>0.0805</text:p>
              </table:table-cell>
              <table:table-cell office:value-type="float" office:value="0.0805">
                <text:p>0.08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03">
                <text:p>0.0603</text:p>
              </table:table-cell>
              <table:table-cell office:value-type="float" office:value="0.0608">
                <text:p>0.0608</text:p>
              </table:table-cell>
              <table:table-cell office:value-type="float" office:value="0.0462">
                <text:p>0.0462</text:p>
              </table:table-cell>
              <table:table-cell office:value-type="float" office:value="0.0545">
                <text:p>0.0545</text:p>
              </table:table-cell>
              <table:table-cell office:value-type="float" office:value="0.0796">
                <text:p>0.0796</text:p>
              </table:table-cell>
              <table:table-cell office:value-type="float" office:value="0.0796">
                <text:p>0.07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11">
                <text:p>0.0611</text:p>
              </table:table-cell>
              <table:table-cell office:value-type="float" office:value="0.0615">
                <text:p>0.0615</text:p>
              </table:table-cell>
              <table:table-cell office:value-type="float" office:value="0.0463">
                <text:p>0.0463</text:p>
              </table:table-cell>
              <table:table-cell office:value-type="float" office:value="0.0556">
                <text:p>0.0556</text:p>
              </table:table-cell>
              <table:table-cell office:value-type="float" office:value="0.0808">
                <text:p>0.0808</text:p>
              </table:table-cell>
              <table:table-cell office:value-type="float" office:value="0.0808">
                <text:p>0.08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3">
                <text:p>0.063</text:p>
              </table:table-cell>
              <table:table-cell office:value-type="float" office:value="0.062">
                <text:p>0.062</text:p>
              </table:table-cell>
              <table:table-cell office:value-type="float" office:value="0.0462">
                <text:p>0.0462</text:p>
              </table:table-cell>
              <table:table-cell office:value-type="float" office:value="0.056">
                <text:p>0.056</text:p>
              </table:table-cell>
              <table:table-cell office:value-type="float" office:value="0.0811">
                <text:p>0.0811</text:p>
              </table:table-cell>
              <table:table-cell office:value-type="float" office:value="0.0811">
                <text:p>0.08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28">
                <text:p>0.0628</text:p>
              </table:table-cell>
              <table:table-cell office:value-type="float" office:value="0.0619">
                <text:p>0.0619</text:p>
              </table:table-cell>
              <table:table-cell office:value-type="float" office:value="0.0463">
                <text:p>0.0463</text:p>
              </table:table-cell>
              <table:table-cell office:value-type="float" office:value="0.056">
                <text:p>0.056</text:p>
              </table:table-cell>
              <table:table-cell office:value-type="float" office:value="0.0812">
                <text:p>0.0812</text:p>
              </table:table-cell>
              <table:table-cell office:value-type="float" office:value="0.0812">
                <text:p>0.08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628">
                <text:p>0.0628</text:p>
              </table:table-cell>
              <table:table-cell office:value-type="float" office:value="0.0621">
                <text:p>0.0621</text:p>
              </table:table-cell>
              <table:table-cell office:value-type="float" office:value="0.0464">
                <text:p>0.0464</text:p>
              </table:table-cell>
              <table:table-cell office:value-type="float" office:value="0.056">
                <text:p>0.056</text:p>
              </table:table-cell>
              <table:table-cell office:value-type="float" office:value="0.0812">
                <text:p>0.0812</text:p>
              </table:table-cell>
              <table:table-cell office:value-type="float" office:value="0.0812">
                <text:p>0.08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615">
                <text:p>0.0615</text:p>
              </table:table-cell>
              <table:table-cell office:value-type="float" office:value="0.0617">
                <text:p>0.0617</text:p>
              </table:table-cell>
              <table:table-cell office:value-type="float" office:value="0.0454">
                <text:p>0.0454</text:p>
              </table:table-cell>
              <table:table-cell office:value-type="float" office:value="0.0547">
                <text:p>0.0547</text:p>
              </table:table-cell>
              <table:table-cell office:value-type="float" office:value="0.0801">
                <text:p>0.0801</text:p>
              </table:table-cell>
              <table:table-cell office:value-type="float" office:value="0.0801">
                <text:p>0.080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618">
                <text:p>0.0618</text:p>
              </table:table-cell>
              <table:table-cell office:value-type="float" office:value="0.0617">
                <text:p>0.0617</text:p>
              </table:table-cell>
              <table:table-cell office:value-type="float" office:value="0.045">
                <text:p>0.045</text:p>
              </table:table-cell>
              <table:table-cell office:value-type="float" office:value="0.0547">
                <text:p>0.0547</text:p>
              </table:table-cell>
              <table:table-cell office:value-type="float" office:value="0.0801">
                <text:p>0.0801</text:p>
              </table:table-cell>
              <table:table-cell office:value-type="float" office:value="0.0801">
                <text:p>0.08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Linux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